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615b" officeooo:paragraph-rsid="000d615b"/>
    </style:style>
    <style:style style:name="P2" style:family="paragraph" style:parent-style-name="Standard">
      <style:text-properties officeooo:paragraph-rsid="000d615b"/>
    </style:style>
    <style:style style:name="T1" style:family="text">
      <style:text-properties officeooo:rsid="000d615b"/>
    </style:style>
    <style:style style:name="T2" style:family="text">
      <style:text-properties style:text-position="super 58%"/>
    </style:style>
    <style:style style:name="T3"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Name Surname: Your Section</text:h>
      <text:p text:style-name="P1"/>
      <text:p text:style-name="P2"><text:span text:style-name="T1">Introduction: Describe the global overview of what you did according to </text:span><text:a xlink:type="simple" xlink:href="https://medium.com/@david.vancouvering/writing-a-high-level-design-26280ee88480" text:style-name="Internet_20_link" text:visited-style-name="Visited_20_Internet_20_Link"><text:span text:style-name="T1">High Level Design</text:span></text:a>.</text:p>
      <text:p text:style-name="P2"/>
      <text:p text:style-name="P1">1<text:span text:style-name="T2">st</text:span> Paragraph: Practically describe how you went to work. Describe how you learnt about the tools you’re using. Be explicit – link to any websites, videos and articles you read. Go in detail with any struggles you faced.</text:p>
      <text:p text:style-name="P1"/>
      <text:p text:style-name="P1">Next Paragraphs: Start to write about your code. Include screenshots – it’s required and it pads the document length. Describe what each code section does. Take as long as possible to explain: we need to fill up our page requirement. </text:p>
      <text:p text:style-name="P1"/>
      <text:p text:style-name="P1">Last Paragraph: Explain what works well, what doesn’t work so well, and what doesn’t work at all. Say what you would like to add given more time (things beyond the scope of the spe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8:11:38.836894912</meta:creation-date>
    <meta:generator>LibreOffice/5.1.6.2$Linux_X86_64 LibreOffice_project/10m0$Build-2</meta:generator>
    <dc:date>2020-03-13T18:22:33.020638862</dc:date>
    <meta:editing-duration>PT10M54S</meta:editing-duration>
    <meta:editing-cycles>1</meta:editing-cycles>
    <meta:document-statistic meta:table-count="0" meta:image-count="0" meta:object-count="0" meta:page-count="1" meta:paragraph-count="5" meta:word-count="128" meta:character-count="754" meta:non-whitespace-character-count="627"/>
  </office:meta>
</office:document-meta>
</file>